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0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0" style:family="table-cell" style:parent-style-name="Excel_20_Built-in_20_Normal" style:data-style-name="N110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6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8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OLUTION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1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6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$D$26]); 1; 0)" office:value-type="float" office:value="0">
            <text:p>0</text:p>
          </table:table-cell>
          <table:table-cell table:formula="of:=IF(COUNTIF([.$C$2:.$C$26]; [.C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6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$D$26]); 1; 0)" office:value-type="float" office:value="0">
            <text:p>0</text:p>
          </table:table-cell>
          <table:table-cell table:formula="of:=IF(COUNTIF([.$C$2:.$C$26]; [.C3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6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$D$26]); 1; 0)" office:value-type="float" office:value="0">
            <text:p>0</text:p>
          </table:table-cell>
          <table:table-cell table:formula="of:=IF(COUNTIF([.$C$2:.$C$26]; [.C4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6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$D$26]); 1; 0)" office:value-type="float" office:value="0">
            <text:p>0</text:p>
          </table:table-cell>
          <table:table-cell table:formula="of:=IF(COUNTIF([.$C$2:.$C$26]; [.C5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6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20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$D$26]); 1; 0)" office:value-type="float" office:value="0">
            <text:p>0</text:p>
          </table:table-cell>
          <table:table-cell table:formula="of:=IF(COUNTIF([.$C$2:.$C$26]; [.C6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6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$D$26]); 1; 0)" office:value-type="float" office:value="0">
            <text:p>0</text:p>
          </table:table-cell>
          <table:table-cell table:formula="of:=IF(COUNTIF([.$C$2:.$C$26]; [.C7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6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$D$26]); 1; 0)" office:value-type="float" office:value="0">
            <text:p>0</text:p>
          </table:table-cell>
          <table:table-cell table:formula="of:=IF(COUNTIF([.$C$2:.$C$26]; [.C8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6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20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$D$26]); 1; 0)" office:value-type="float" office:value="1">
            <text:p>1</text:p>
          </table:table-cell>
          <table:table-cell table:formula="of:=IF(COUNTIF([.$C$2:.$C$26]; [.C9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6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$D$26]); 1; 0)" office:value-type="float" office:value="0">
            <text:p>0</text:p>
          </table:table-cell>
          <table:table-cell table:formula="of:=IF(COUNTIF([.$C$2:.$C$26]; [.C10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6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$D$26]); 1; 0)" office:value-type="float" office:value="0">
            <text:p>0</text:p>
          </table:table-cell>
          <table:table-cell table:formula="of:=IF(COUNTIF([.$C$2:.$C$26]; [.C11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6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$D$26]); 1; 0)" office:value-type="float" office:value="0">
            <text:p>0</text:p>
          </table:table-cell>
          <table:table-cell table:formula="of:=IF(COUNTIF([.$C$2:.$C$26]; [.C1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6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$D$26]); 1; 0)" office:value-type="float" office:value="0">
            <text:p>0</text:p>
          </table:table-cell>
          <table:table-cell table:formula="of:=IF(COUNTIF([.$C$2:.$C$26]; [.C13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6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20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$D$26]); 1; 0)" office:value-type="float" office:value="0">
            <text:p>0</text:p>
          </table:table-cell>
          <table:table-cell table:formula="of:=IF(COUNTIF([.$C$2:.$C$26]; [.C14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6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$D$26]); 1; 0)" office:value-type="float" office:value="0">
            <text:p>0</text:p>
          </table:table-cell>
          <table:table-cell table:formula="of:=IF(COUNTIF([.$C$2:.$C$26]; [.C15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6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20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$D$26]); 1; 0)" office:value-type="float" office:value="1">
            <text:p>1</text:p>
          </table:table-cell>
          <table:table-cell table:formula="of:=IF(COUNTIF([.$C$2:.$C$26]; [.C16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6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20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$D$26]); 1; 0)" office:value-type="float" office:value="0">
            <text:p>0</text:p>
          </table:table-cell>
          <table:table-cell table:formula="of:=IF(COUNTIF([.$C$2:.$C$26]; [.C17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6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$D$26]); 1; 0)" office:value-type="float" office:value="0">
            <text:p>0</text:p>
          </table:table-cell>
          <table:table-cell table:formula="of:=IF(COUNTIF([.$C$2:.$C$26]; [.C18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6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20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$D$26]); 1; 0)" office:value-type="float" office:value="0">
            <text:p>0</text:p>
          </table:table-cell>
          <table:table-cell table:formula="of:=IF(COUNTIF([.$C$2:.$C$26]; [.C19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6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20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$D$26]); 1; 0)" office:value-type="float" office:value="0">
            <text:p>0</text:p>
          </table:table-cell>
          <table:table-cell table:formula="of:=IF(COUNTIF([.$C$2:.$C$26]; [.C20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6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20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$D$26]); 1; 0)" office:value-type="float" office:value="0">
            <text:p>0</text:p>
          </table:table-cell>
          <table:table-cell table:formula="of:=IF(COUNTIF([.$C$2:.$C$26]; [.C21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6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20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$D$26]); 1; 0)" office:value-type="float" office:value="0">
            <text:p>0</text:p>
          </table:table-cell>
          <table:table-cell table:formula="of:=IF(COUNTIF([.$C$2:.$C$26]; [.C2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6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20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$D$26]); 1; 0)" office:value-type="float" office:value="1">
            <text:p>1</text:p>
          </table:table-cell>
          <table:table-cell table:formula="of:=IF(COUNTIF([.$C$2:.$C$26]; [.C23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6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20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$D$26]); 1; 0)" office:value-type="float" office:value="0">
            <text:p>0</text:p>
          </table:table-cell>
          <table:table-cell table:formula="of:=IF(COUNTIF([.$C$2:.$C$26]; [.C24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6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20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$D$26]); 1; 0)" office:value-type="float" office:value="0">
            <text:p>0</text:p>
          </table:table-cell>
          <table:table-cell table:formula="of:=IF(COUNTIF([.$C$2:.$C$26]; [.C25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6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20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$D$26]); 1; 0)" office:value-type="float" office:value="0">
            <text:p>0</text:p>
          </table:table-cell>
          <table:table-cell table:formula="of:=IF(COUNTIF([.$C$2:.$C$26]; [.C26])&gt;1; 1; 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10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10" office:value-type="string" office:string-value="FRODE TOTALE (€)">
            <text:p>FRODE TOTALE (€) </text:p>
          </table:table-cell>
          <table:table-cell table:style-name="ce18" office:value-type="string">
            <text:p>IMPORTO TOTALE (€) <text:span text:style-name="T1">senza</text:span> FRODE</text:p>
          </table:table-cell>
          <table:table-cell/>
          <table:table-cell table:style-name="ce21" table:number-columns-repeated="4"/>
          <table:table-cell table:style-name="ce23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S([.$D$2:.$D$26];[.G$2:.G$26];[.A31])" office:value-type="currency" office:currency="EUR" office:value="98934.84">
            <text:p>€ 98.934,84</text:p>
          </table:table-cell>
          <table:table-cell table:style-name="ce9" table:formula="of:=AVERAGEIFS([.$D$2:.$D$26];[.G$2:.G$26];[.A31])" office:value-type="currency" office:currency="EUR" office:value="10992.76">
            <text:p>€ 10.992,76</text:p>
          </table:table-cell>
          <table:table-cell table:style-name="ce14" table:formula="of:=SUM(COUNTIFS([.$G$2:.$G$26];[.A31];[.I$2:.I$26];1);COUNTIFS([.$G$2:.$G$26];[.A31];[.J$2:.J$26];1))" office:value-type="float" office:value="4">
            <text:p>4</text:p>
          </table:table-cell>
          <table:table-cell table:style-name="ce17" table:formula="of:=SUM(SUMIFS([.$D$2:.$D$26];[.$G$2:.$G$26];[.A31];[.I$2:.I$26];1);SUMIFS([.$D$2:.$D$26];[.$G$2:.$G$26];[.A31];[.J$2:.J$26];1))" office:value-type="currency" office:currency="EUR" office:value="76308">
            <text:p>€ 76.308,00</text:p>
          </table:table-cell>
          <table:table-cell table:style-name="ce19" table:formula="of:=[.B31]-[.E31]" office:value-type="currency" office:currency="EUR" office:value="22626.84">
            <text:p>€ 22.626,84</text:p>
          </table:table-cell>
          <table:table-cell table:number-columns-repeated="2"/>
          <table:table-cell table:style-name="ce22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9" table:formula="of:=SUMIFS([.$D$2:.$D$26];[.G$2:.G$26];[.A32])" office:value-type="currency" office:currency="EUR" office:value="109536.36">
            <text:p>€ 109.536,36</text:p>
          </table:table-cell>
          <table:table-cell table:style-name="ce9" table:formula="of:=AVERAGEIFS([.$D$2:.$D$26];[.G$2:.G$26];[.A32])" office:value-type="currency" office:currency="EUR" office:value="15648.0514285714">
            <text:p>€ 15.648,05</text:p>
          </table:table-cell>
          <table:table-cell table:style-name="ce15" table:formula="of:=SUM(COUNTIFS([.$G$2:.$G$26];[.A32];[.I$2:.I$26];1);COUNTIFS([.$G$2:.$G$26];[.A32];[.J$2:.J$26];1))" office:value-type="float" office:value="4">
            <text:p>4</text:p>
          </table:table-cell>
          <table:table-cell table:style-name="ce17" table:formula="of:=SUM(SUMIFS([.$D$2:.$D$26];[.$G$2:.$G$26];[.A32];[.I$2:.I$26];1);SUMIFS([.$D$2:.$D$26];[.$G$2:.$G$26];[.A32];[.J$2:.J$26];1))" office:value-type="currency" office:currency="EUR" office:value="84099.03">
            <text:p>€ 84.099,03</text:p>
          </table:table-cell>
          <table:table-cell table:style-name="ce19" table:formula="of:=[.B32]-[.E32]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9" table:formula="of:=SUMIFS([.$D$2:.$D$26];[.G$2:.G$26];[.A33])" office:value-type="currency" office:currency="EUR" office:value="94498.45">
            <text:p>€ 94.498,45</text:p>
          </table:table-cell>
          <table:table-cell table:style-name="ce9" table:formula="of:=AVERAGEIFS([.$D$2:.$D$26];[.G$2:.G$26];[.A33])" office:value-type="currency" office:currency="EUR" office:value="10499.8277777778">
            <text:p>€ 10.499,83</text:p>
          </table:table-cell>
          <table:table-cell table:style-name="ce15" table:formula="of:=SUM(COUNTIFS([.$G$2:.$G$26];[.A33];[.I$2:.I$26];1);COUNTIFS([.$G$2:.$G$26];[.A33];[.J$2:.J$26];1))" office:value-type="float" office:value="3">
            <text:p>3</text:p>
          </table:table-cell>
          <table:table-cell table:style-name="ce17" table:formula="of:=SUM(SUMIFS([.$D$2:.$D$26];[.$G$2:.$G$26];[.A33];[.I$2:.I$26];1);SUMIFS([.$D$2:.$D$26];[.$G$2:.$G$26];[.A33];[.J$2:.J$26];1))" office:value-type="currency" office:currency="EUR" office:value="54613.47">
            <text:p>€ 54.613,47</text:p>
          </table:table-cell>
          <table:table-cell table:style-name="ce19" table:formula="of:=[.B33]-[.E33]" office:value-type="currency" office:currency="EUR" office:value="39884.98">
            <text:p>€ 39.884,98</text:p>
          </table:table-cell>
          <table:table-cell table:number-columns-repeated="2"/>
          <table:table-cell table:style-name="ce21"/>
          <table:table-cell table:number-columns-repeated="1015"/>
        </table:table-row>
        <table:table-row table:style-name="ro1">
          <table:table-cell table:number-columns-repeated="8"/>
          <table:table-cell table:style-name="ce19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0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0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39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9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9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9" number:language="it" number:country="IT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5">25/02/2025</text:date>, <text:time>16.47.2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Unix OpenOffice.org_project/4115m2$Build-9813</meta:generator>
    <dc:date>2025-02-25T16:47:23</dc:date>
    <meta:editing-duration>PT1H53S</meta:editing-duration>
    <meta:editing-cycles>6</meta:editing-cycles>
    <meta:document-statistic meta:table-count="1" meta:cell-count="284" meta:object-count="0"/>
  </office:meta>
</office:document-meta>
</file>